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8-0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3-05-16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12-14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5-18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1-06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7-13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3-02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589" calcext:value-type="float">
            <text:p>28.7155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0090322581" calcext:value-type="float">
            <text:p>28.721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1143225806" calcext:value-type="float">
            <text:p>28.70311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48841290323" calcext:value-type="float">
            <text:p>28.70488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07140645161" calcext:value-type="float">
            <text:p>28.7207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79536" calcext:value-type="float">
            <text:p>28.78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34611612903" calcext:value-type="float">
            <text:p>28.8234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2784516129" calcext:value-type="float">
            <text:p>28.792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55894193548" calcext:value-type="float">
            <text:p>28.91558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04477419355" calcext:value-type="float">
            <text:p>28.900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75904" calcext:value-type="float">
            <text:p>28.77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9372903226" calcext:value-type="float">
            <text:p>28.73693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85152" calcext:value-type="float">
            <text:p>28.65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5153548387" calcext:value-type="float">
            <text:p>28.55651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03094193548" calcext:value-type="float">
            <text:p>28.5803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75096" calcext:value-type="float">
            <text:p>28.53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4505" calcext:value-type="float">
            <text:p>28.424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9664" calcext:value-type="float">
            <text:p>28.2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21456" calcext:value-type="float">
            <text:p>28.29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53716" calcext:value-type="float">
            <text:p>28.195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67587096774" calcext:value-type="float">
            <text:p>28.266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72664" calcext:value-type="float">
            <text:p>28.2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18947096774" calcext:value-type="float">
            <text:p>28.2118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74380689655" calcext:value-type="float">
            <text:p>28.217438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1063225806" calcext:value-type="float">
            <text:p>28.25810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8343483871" calcext:value-type="float">
            <text:p>28.2383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2204" calcext:value-type="float">
            <text:p>28.30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66005" calcext:value-type="float">
            <text:p>28.4266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91448" calcext:value-type="float">
            <text:p>28.81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8255483871" calcext:value-type="float">
            <text:p>29.058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01868387097" calcext:value-type="float">
            <text:p>29.3201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3326451613" calcext:value-type="float">
            <text:p>29.6633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9672" calcext:value-type="float">
            <text:p>29.4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3616516129" calcext:value-type="float">
            <text:p>29.3536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86979310345" calcext:value-type="float">
            <text:p>29.25869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4229677419" calcext:value-type="float">
            <text:p>29.2184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82668387097" calcext:value-type="float">
            <text:p>29.1982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60504" calcext:value-type="float">
            <text:p>29.1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5425" calcext:value-type="float">
            <text:p>29.105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7896" calcext:value-type="float">
            <text:p>29.1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3589677419" calcext:value-type="float">
            <text:p>29.0873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02278709677" calcext:value-type="float">
            <text:p>28.9602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65785806452" calcext:value-type="float">
            <text:p>28.8165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48841290323" calcext:value-type="float">
            <text:p>28.70488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41696" calcext:value-type="float">
            <text:p>28.48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2766451613" calcext:value-type="float">
            <text:p>28.45327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1536" calcext:value-type="float">
            <text:p>28.48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94304516129" calcext:value-type="float">
            <text:p>28.4794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0753548387" calcext:value-type="float">
            <text:p>28.4650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7432" calcext:value-type="float">
            <text:p>28.4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079525" calcext:value-type="float">
            <text:p>28.4607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16928" calcext:value-type="float">
            <text:p>28.63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86028387097" calcext:value-type="float">
            <text:p>28.8386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52018064516" calcext:value-type="float">
            <text:p>28.98520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31950967742" calcext:value-type="float">
            <text:p>28.8331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4103483871" calcext:value-type="float">
            <text:p>28.60410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84064" calcext:value-type="float">
            <text:p>28.44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4732903226" calcext:value-type="float">
            <text:p>28.4534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32143448276" calcext:value-type="float">
            <text:p>28.503214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08531612903" calcext:value-type="float">
            <text:p>28.53085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79901935484" calcext:value-type="float">
            <text:p>28.55799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15304" calcext:value-type="float">
            <text:p>28.55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87035" calcext:value-type="float">
            <text:p>28.4887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8304" calcext:value-type="float">
            <text:p>28.5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95403870968" calcext:value-type="float">
            <text:p>28.44954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99974193548" calcext:value-type="float">
            <text:p>28.3699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9772903226" calcext:value-type="float">
            <text:p>28.2949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31091612903" calcext:value-type="float">
            <text:p>28.29310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8848" calcext:value-type="float">
            <text:p>28.38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99161290323" calcext:value-type="float">
            <text:p>28.579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71594482759" calcext:value-type="float">
            <text:p>28.74715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7156129032" calcext:value-type="float">
            <text:p>28.84371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04882580645" calcext:value-type="float">
            <text:p>28.8804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0336" calcext:value-type="float">
            <text:p>28.8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12225" calcext:value-type="float">
            <text:p>28.7911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09712" calcext:value-type="float">
            <text:p>28.7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97827096774" calcext:value-type="float">
            <text:p>28.83978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3416774194" calcext:value-type="float">
            <text:p>29.04734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39927741935" calcext:value-type="float">
            <text:p>29.14399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37323870968" calcext:value-type="float">
            <text:p>29.22373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14704" calcext:value-type="float">
            <text:p>29.34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44609032258" calcext:value-type="float">
            <text:p>29.37446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9495172414" calcext:value-type="float">
            <text:p>29.300949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1336774194" calcext:value-type="float">
            <text:p>29.28813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7712" calcext:value-type="float">
            <text:p>29.30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165975" calcext:value-type="float">
            <text:p>29.2816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1776" calcext:value-type="float">
            <text:p>29.43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98797419355" calcext:value-type="float">
            <text:p>29.68987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1700645161" calcext:value-type="float">
            <text:p>30.08317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6352" calcext:value-type="float">
            <text:p>30.50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697825" calcext:value-type="float">
            <text:p>30.6869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71424" calcext:value-type="float">
            <text:p>30.52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25969032258" calcext:value-type="float">
            <text:p>30.46259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3828965517" calcext:value-type="float">
            <text:p>30.574382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877425" calcext:value-type="float">
            <text:p>30.5787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69403870968" calcext:value-type="float">
            <text:p>30.50694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556" calcext:value-type="float">
            <text:p>30.5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4478" calcext:value-type="float">
            <text:p>30.49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10121290323" calcext:value-type="float">
            <text:p>30.4910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827675" calcext:value-type="float">
            <text:p>30.4082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2375" calcext:value-type="float">
            <text:p>30.43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1272516129" calcext:value-type="float">
            <text:p>30.41127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3859" calcext:value-type="float">
            <text:p>30.113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04521290323" calcext:value-type="float">
            <text:p>29.8204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66665" calcext:value-type="float">
            <text:p>29.7166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56573793103" calcext:value-type="float">
            <text:p>29.735657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42025" calcext:value-type="float">
            <text:p>29.814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32475" calcext:value-type="float">
            <text:p>29.793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9943483871" calcext:value-type="float">
            <text:p>29.6099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01695483871" calcext:value-type="float">
            <text:p>29.2801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69675" calcext:value-type="float">
            <text:p>29.1966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02475" calcext:value-type="float">
            <text:p>29.1540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35938064516" calcext:value-type="float">
            <text:p>29.0735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075875" calcext:value-type="float">
            <text:p>28.9307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67752258065" calcext:value-type="float">
            <text:p>28.81677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456125" calcext:value-type="float">
            <text:p>28.8745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65688275862" calcext:value-type="float">
            <text:p>29.066568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98325" calcext:value-type="float">
            <text:p>29.20298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77445" calcext:value-type="float">
            <text:p>29.1977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9383225806" calcext:value-type="float">
            <text:p>29.19993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583075" calcext:value-type="float">
            <text:p>29.1258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13207741935" calcext:value-type="float">
            <text:p>29.10132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592975" calcext:value-type="float">
            <text:p>29.1559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2037" calcext:value-type="float">
            <text:p>29.2520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4307096774" calcext:value-type="float">
            <text:p>29.4524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33975" calcext:value-type="float">
            <text:p>29.7693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59698064516" calcext:value-type="float">
            <text:p>29.79596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04915" calcext:value-type="float">
            <text:p>29.8404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22474482759" calcext:value-type="float">
            <text:p>29.832247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91505" calcext:value-type="float">
            <text:p>29.7791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314725" calcext:value-type="float">
            <text:p>29.7531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02498064516" calcext:value-type="float">
            <text:p>29.75024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4335" calcext:value-type="float">
            <text:p>29.7574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7639" calcext:value-type="float">
            <text:p>29.8776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28375" calcext:value-type="float">
            <text:p>30.0832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86315" calcext:value-type="float">
            <text:p>30.1986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51767741936" calcext:value-type="float">
            <text:p>30.2351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62734545455" calcext:value-type="float">
            <text:p>29.966273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99432258065" calcext:value-type="float">
            <text:p>29.7799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16375" calcext:value-type="float">
            <text:p>29.8851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95208" calcext:value-type="float">
            <text:p>30.04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28875" calcext:value-type="float">
            <text:p>30.1232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15705" calcext:value-type="float">
            <text:p>30.0915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5610322581" calcext:value-type="float">
            <text:p>30.0895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3935" calcext:value-type="float">
            <text:p>30.1993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09718709677" calcext:value-type="float">
            <text:p>30.3409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61675" calcext:value-type="float">
            <text:p>30.296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31575" calcext:value-type="float">
            <text:p>30.3393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70332903226" calcext:value-type="float">
            <text:p>30.26703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8115" calcext:value-type="float">
            <text:p>30.1148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70224516129" calcext:value-type="float">
            <text:p>29.7870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19855" calcext:value-type="float">
            <text:p>29.6019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1371034483" calcext:value-type="float">
            <text:p>29.593137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7322" calcext:value-type="float">
            <text:p>29.627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180125" calcext:value-type="float">
            <text:p>29.6518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4408516129" calcext:value-type="float">
            <text:p>29.5944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72105" calcext:value-type="float">
            <text:p>29.497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13261935484" calcext:value-type="float">
            <text:p>29.34132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9395" calcext:value-type="float">
            <text:p>29.2339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6386" calcext:value-type="float">
            <text:p>28.996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14425806452" calcext:value-type="float">
            <text:p>28.871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8335" calcext:value-type="float">
            <text:p>28.588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40461935484" calcext:value-type="float">
            <text:p>28.2440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3129" calcext:value-type="float">
            <text:p>28.083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59980689655" calcext:value-type="float">
            <text:p>28.125998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142" calcext:value-type="float">
            <text:p>28.187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6197" calcext:value-type="float">
            <text:p>28.246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9212903226" calcext:value-type="float">
            <text:p>28.2279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789775" calcext:value-type="float">
            <text:p>28.1378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38787096774" calcext:value-type="float">
            <text:p>28.0838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98525" calcext:value-type="float">
            <text:p>28.0759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713575" calcext:value-type="float">
            <text:p>28.1371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21915" calcext:value-type="float">
            <text:p>28.2021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85458064516" calcext:value-type="float">
            <text:p>28.308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879375" calcext:value-type="float">
            <text:p>28.4487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841275" calcext:value-type="float">
            <text:p>28.4484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55515" calcext:value-type="float">
            <text:p>28.4155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62552258064" calcext:value-type="float">
            <text:p>28.46625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77835" calcext:value-type="float">
            <text:p>28.7477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4798" calcext:value-type="float">
            <text:p>29.244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00436363636" calcext:value-type="float">
            <text:p>29.79004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76265" calcext:value-type="float">
            <text:p>29.7776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69241290323" calcext:value-type="float">
            <text:p>29.78692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7599" calcext:value-type="float">
            <text:p>29.5575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44379354839" calcext:value-type="float">
            <text:p>29.2644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2596" calcext:value-type="float">
            <text:p>29.15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7128" calcext:value-type="float">
            <text:p>29.17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41225" calcext:value-type="float">
            <text:p>29.174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70665" calcext:value-type="float">
            <text:p>29.1070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62005" calcext:value-type="float">
            <text:p>29.0362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92676129032" calcext:value-type="float">
            <text:p>29.06926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383675" calcext:value-type="float">
            <text:p>29.1738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187" calcext:value-type="float">
            <text:p>29.3091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65950967742" calcext:value-type="float">
            <text:p>29.3665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96695" calcext:value-type="float">
            <text:p>29.3596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4663483871" calcext:value-type="float">
            <text:p>29.2746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0255" calcext:value-type="float">
            <text:p>29.5410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2297931035" calcext:value-type="float">
            <text:p>29.809229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498575" calcext:value-type="float">
            <text:p>29.9849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1578" calcext:value-type="float">
            <text:p>30.151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9669677419" calcext:value-type="float">
            <text:p>30.14196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42325" calcext:value-type="float">
            <text:p>30.054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29096774194" calcext:value-type="float">
            <text:p>30.162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768775" calcext:value-type="float">
            <text:p>30.2676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32032" calcext:value-type="float">
            <text:p>30.35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86184" calcext:value-type="float">
            <text:p>30.39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82825" calcext:value-type="float">
            <text:p>30.2488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20366451613" calcext:value-type="float">
            <text:p>29.9620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77875" calcext:value-type="float">
            <text:p>29.8527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6526896552" calcext:value-type="float">
            <text:p>29.84265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0301" calcext:value-type="float">
            <text:p>29.8403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944125" calcext:value-type="float">
            <text:p>29.8194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17014193548" calcext:value-type="float">
            <text:p>29.81170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5784" calcext:value-type="float">
            <text:p>29.82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51251612903" calcext:value-type="float">
            <text:p>29.945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09025" calcext:value-type="float">
            <text:p>30.0590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777425" calcext:value-type="float">
            <text:p>30.1977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2033548387" calcext:value-type="float">
            <text:p>30.25120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3854" calcext:value-type="float">
            <text:p>30.073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67620645161" calcext:value-type="float">
            <text:p>29.86676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99808695652" calcext:value-type="float">
            <text:p>29.829980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96923636364" calcext:value-type="float">
            <text:p>29.819692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953275" calcext:value-type="float">
            <text:p>29.7895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342925" calcext:value-type="float">
            <text:p>29.7234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29971612903" calcext:value-type="float">
            <text:p>29.68299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85875" calcext:value-type="float">
            <text:p>29.7308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84508387097" calcext:value-type="float">
            <text:p>29.90845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3943" calcext:value-type="float">
            <text:p>30.0239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01152" calcext:value-type="float">
            <text:p>30.03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7508571429" calcext:value-type="float">
            <text:p>30.02875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2015" calcext:value-type="float">
            <text:p>29.8062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29047741935" calcext:value-type="float">
            <text:p>29.58290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37954285714" calcext:value-type="float">
            <text:p>29.42379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19352" calcext:value-type="float">
            <text:p>29.35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794375" calcext:value-type="float">
            <text:p>29.2679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89815" calcext:value-type="float">
            <text:p>29.1889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27021538462" calcext:value-type="float">
            <text:p>29.122702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85168" calcext:value-type="float">
            <text:p>29.12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11052307692" calcext:value-type="float">
            <text:p>29.241105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2255" calcext:value-type="float">
            <text:p>29.2362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63925" calcext:value-type="float">
            <text:p>29.1176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72722580645" calcext:value-type="float">
            <text:p>29.057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22701935484" calcext:value-type="float">
            <text:p>28.51227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04845" calcext:value-type="float">
            <text:p>28.2604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43295483871" calcext:value-type="float">
            <text:p>28.2743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466925" calcext:value-type="float">
            <text:p>28.2146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0157419355" calcext:value-type="float">
            <text:p>28.11101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75104516129" calcext:value-type="float">
            <text:p>28.3575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11125" calcext:value-type="float">
            <text:p>27.5601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51695384615" calcext:value-type="float">
            <text:p>27.235169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571" calcext:value-type="float">
            <text:p>27.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13031724138" calcext:value-type="float">
            <text:p>27.821303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99475" calcext:value-type="float">
            <text:p>28.1519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98589090909" calcext:value-type="float">
            <text:p>28.519858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51672" calcext:value-type="float">
            <text:p>28.7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98525" calcext:value-type="float">
            <text:p>28.8379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96557419355" calcext:value-type="float">
            <text:p>28.6596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79565" calcext:value-type="float">
            <text:p>28.607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773" calcext:value-type="float">
            <text:p>28.663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9856842105" calcext:value-type="float">
            <text:p>28.660985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4065" calcext:value-type="float">
            <text:p>28.714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72075" calcext:value-type="float">
            <text:p>28.6267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29726896552" calcext:value-type="float">
            <text:p>28.59297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757425" calcext:value-type="float">
            <text:p>28.5975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00606451613" calcext:value-type="float">
            <text:p>28.6300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21675" calcext:value-type="float">
            <text:p>28.7852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60232258064" calcext:value-type="float">
            <text:p>28.8960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227025" calcext:value-type="float">
            <text:p>28.8322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685" calcext:value-type="float">
            <text:p>28.721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54451612903" calcext:value-type="float">
            <text:p>28.695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47005" calcext:value-type="float">
            <text:p>28.4647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97083870968" calcext:value-type="float">
            <text:p>28.269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46805" calcext:value-type="float">
            <text:p>28.3046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3128" calcext:value-type="float">
            <text:p>28.25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466425" calcext:value-type="float">
            <text:p>28.17466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1897" calcext:value-type="float">
            <text:p>28.131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01886451613" calcext:value-type="float">
            <text:p>28.13018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42975" calcext:value-type="float">
            <text:p>28.2034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7499354839" calcext:value-type="float">
            <text:p>28.33174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88275" calcext:value-type="float">
            <text:p>28.3988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882" calcext:value-type="float">
            <text:p>28.392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2056774194" calcext:value-type="float">
            <text:p>28.34020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61945" calcext:value-type="float">
            <text:p>28.2261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4332903226" calcext:value-type="float">
            <text:p>28.13343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398625" calcext:value-type="float">
            <text:p>28.0839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0904" calcext:value-type="float">
            <text:p>28.0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3165" calcext:value-type="float">
            <text:p>28.0593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89405" calcext:value-type="float">
            <text:p>28.0989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93904516129" calcext:value-type="float">
            <text:p>28.1593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002075" calcext:value-type="float">
            <text:p>28.3600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01944" calcext:value-type="float">
            <text:p>28.53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79985454545" calcext:value-type="float">
            <text:p>28.597998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075" calcext:value-type="float">
            <text:p>28.79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3700645161" calcext:value-type="float">
            <text:p>29.01637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23705" calcext:value-type="float">
            <text:p>28.8723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03556129032" calcext:value-type="float">
            <text:p>28.63035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041425" calcext:value-type="float">
            <text:p>28.4604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91586206897" calcext:value-type="float">
            <text:p>28.60915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8972903226" calcext:value-type="float">
            <text:p>28.7978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8443636364" calcext:value-type="float">
            <text:p>28.876844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96957419355" calcext:value-type="float">
            <text:p>28.97969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80165" calcext:value-type="float">
            <text:p>29.0880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2433548387" calcext:value-type="float">
            <text:p>29.04724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47425" calcext:value-type="float">
            <text:p>28.9404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45659354839" calcext:value-type="float">
            <text:p>28.7645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33744" calcext:value-type="float">
            <text:p>28.57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9011764706" calcext:value-type="float">
            <text:p>28.142901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0612" calcext:value-type="float">
            <text:p>28.0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94807272727" calcext:value-type="float">
            <text:p>28.149480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42383448276" calcext:value-type="float">
            <text:p>28.314238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6536774194" calcext:value-type="float">
            <text:p>28.49565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1561" calcext:value-type="float">
            <text:p>28.4915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6328" calcext:value-type="float">
            <text:p>28.91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20497777778" calcext:value-type="float">
            <text:p>29.072049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7567272727" calcext:value-type="float">
            <text:p>29.087756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370525" calcext:value-type="float">
            <text:p>28.8837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43088" calcext:value-type="float">
            <text:p>28.73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88530909091" calcext:value-type="float">
            <text:p>28.738853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35416" calcext:value-type="float">
            <text:p>28.79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50025" calcext:value-type="float">
            <text:p>28.7675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6346" calcext:value-type="float">
            <text:p>28.676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8056774194" calcext:value-type="float">
            <text:p>28.56880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707925" calcext:value-type="float">
            <text:p>28.4470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31321290323" calcext:value-type="float">
            <text:p>28.40313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328425" calcext:value-type="float">
            <text:p>28.5632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16706666667" calcext:value-type="float">
            <text:p>28.69167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80855" calcext:value-type="float">
            <text:p>28.8780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17661935484" calcext:value-type="float">
            <text:p>29.05176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477" calcext:value-type="float">
            <text:p>29.343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94140689655" calcext:value-type="float">
            <text:p>29.549414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131875" calcext:value-type="float">
            <text:p>29.6013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89375" calcext:value-type="float">
            <text:p>29.598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80291612903" calcext:value-type="float">
            <text:p>29.55802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0642" calcext:value-type="float">
            <text:p>29.520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41310967742" calcext:value-type="float">
            <text:p>29.46413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91945" calcext:value-type="float">
            <text:p>29.3691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051675" calcext:value-type="float">
            <text:p>29.2805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9602580645" calcext:value-type="float">
            <text:p>29.2279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299" calcext:value-type="float">
            <text:p>29.0622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91579354839" calcext:value-type="float">
            <text:p>28.92915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8756" calcext:value-type="float">
            <text:p>28.90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2253793103" calcext:value-type="float">
            <text:p>28.946225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552375" calcext:value-type="float">
            <text:p>28.9555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2305" calcext:value-type="float">
            <text:p>28.8952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626825" calcext:value-type="float">
            <text:p>28.8162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00949677419" calcext:value-type="float">
            <text:p>28.8800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43537777778" calcext:value-type="float">
            <text:p>28.964353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4857" calcext:value-type="float">
            <text:p>28.954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0134193548" calcext:value-type="float">
            <text:p>28.8790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34975" calcext:value-type="float">
            <text:p>28.7063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86784516129" calcext:value-type="float">
            <text:p>28.5586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460275" calcext:value-type="float">
            <text:p>28.4446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2468965517" calcext:value-type="float">
            <text:p>28.34324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629225" calcext:value-type="float">
            <text:p>28.2462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73003636364" calcext:value-type="float">
            <text:p>28.207300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08247741935" calcext:value-type="float">
            <text:p>28.18082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86025" calcext:value-type="float">
            <text:p>28.2188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7715" calcext:value-type="float">
            <text:p>28.6517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7098" calcext:value-type="float">
            <text:p>28.597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60529032258" calcext:value-type="float">
            <text:p>28.3960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428325" calcext:value-type="float">
            <text:p>28.17428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54461935484" calcext:value-type="float">
            <text:p>28.0154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44725" calcext:value-type="float">
            <text:p>28.164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58056" calcext:value-type="float">
            <text:p>28.36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078775" calcext:value-type="float">
            <text:p>28.4007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3926" calcext:value-type="float">
            <text:p>28.363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94018064516" calcext:value-type="float">
            <text:p>28.29940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6004" calcext:value-type="float">
            <text:p>28.22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9602580645" calcext:value-type="float">
            <text:p>28.0849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4356" calcext:value-type="float">
            <text:p>27.99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19575" calcext:value-type="float">
            <text:p>27.8551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76792258064" calcext:value-type="float">
            <text:p>27.66767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390375" calcext:value-type="float">
            <text:p>27.4239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84331428571" calcext:value-type="float">
            <text:p>27.95843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4277" calcext:value-type="float">
            <text:p>28.1242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2354285714" calcext:value-type="float">
            <text:p>28.24523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32596129032" calcext:value-type="float">
            <text:p>28.2432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390725" calcext:value-type="float">
            <text:p>28.2139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71395" calcext:value-type="float">
            <text:p>28.1671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0076" calcext:value-type="float">
            <text:p>28.04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55215483871" calcext:value-type="float">
            <text:p>27.9055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842" calcext:value-type="float">
            <text:p>27.691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8145" calcext:value-type="float">
            <text:p>27.4718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2675862069" calcext:value-type="float">
            <text:p>27.60226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38485" calcext:value-type="float">
            <text:p>27.7438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8715" calcext:value-type="float">
            <text:p>27.818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82552" calcext:value-type="float">
            <text:p>27.84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44552" calcext:value-type="float">
            <text:p>27.92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004" calcext:value-type="float">
            <text:p>28.2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670075" calcext:value-type="float">
            <text:p>28.46670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9478" calcext:value-type="float">
            <text:p>28.589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96808571429" calcext:value-type="float">
            <text:p>28.57968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43352258064" calcext:value-type="float">
            <text:p>28.34433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15708387097" calcext:value-type="float">
            <text:p>28.2015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7896774194" calcext:value-type="float">
            <text:p>28.059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03106206897" calcext:value-type="float">
            <text:p>27.920310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95009032258" calcext:value-type="float">
            <text:p>27.7895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508175" calcext:value-type="float">
            <text:p>27.7050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7392" calcext:value-type="float">
            <text:p>27.6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29725" calcext:value-type="float">
            <text:p>27.592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10728" calcext:value-type="float">
            <text:p>27.48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361425" calcext:value-type="float">
            <text:p>27.3936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71592258064" calcext:value-type="float">
            <text:p>27.31715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39437419355" calcext:value-type="float">
            <text:p>27.1539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09064" calcext:value-type="float">
            <text:p>26.8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090225" calcext:value-type="float">
            <text:p>27.0309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70049655172" calcext:value-type="float">
            <text:p>27.117004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4913548387" calcext:value-type="float">
            <text:p>27.22149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86272" calcext:value-type="float">
            <text:p>27.26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807225" calcext:value-type="float">
            <text:p>27.2480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0660173913" calcext:value-type="float">
            <text:p>27.280660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6284444444" calcext:value-type="float">
            <text:p>27.182628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43775" calcext:value-type="float">
            <text:p>27.1244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34456" calcext:value-type="float">
            <text:p>27.26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05634285714" calcext:value-type="float">
            <text:p>27.44056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7074285714" calcext:value-type="float">
            <text:p>27.70370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7592516129" calcext:value-type="float">
            <text:p>27.6375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07275" calcext:value-type="float">
            <text:p>27.6330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7208" calcext:value-type="float">
            <text:p>27.71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99222857143" calcext:value-type="float">
            <text:p>27.78992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2150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00" meta:object-count="0"/>
    <meta:user-defined meta:name="AppVersion">3.0</meta:user-defined>
  </office:meta>
</office:document-meta>
</file>